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controls" svg:width="14.345cm" svg:height="8.069cm" svg:x="0.355cm" svg:y="0.93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0-04T13:26:36.236047605</dc:date>
    <meta:editing-duration>PT5M28S</meta:editing-duration>
    <meta:editing-cycles>19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346cm" svg:height="8.07cm" xlink:href="." xlink:type="simple" chart:class="chart:scatter" chart:style-name="ch1">
        <chart:plot-area chart:style-name="ch2" chart:data-source-has-labels="both" svg:x="0.286cm" svg:y="0.161cm" svg:width="13.774cm" svg:height="7.748cm">
          <chartooo:coordinate-region svg:x="0.828cm" svg:y="0.36cm" svg:width="13.138cm" svg:height="7.35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